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2.993cm" fo:margin-left="0cm" fo:margin-top="0cm" fo:margin-bottom="0cm" table:align="left" style:writing-mode="lr-tb"/>
    </style:style>
    <style:style style:name="Tabelle1.A" style:family="table-column">
      <style:table-column-properties style:column-width="7.243cm"/>
    </style:style>
    <style:style style:name="Tabelle1.B" style:family="table-column">
      <style:table-column-properties style:column-width="5.749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style>
    <style:style style:name="Tabelle1.A8"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fo:language="en" fo:country="US"/>
    </style:style>
    <style:style style:name="P2" style:family="paragraph" style:parent-style-name="Standard">
      <style:paragraph-properties>
        <style:tab-stops>
          <style:tab-stop style:position="3.545cm"/>
        </style:tab-stops>
      </style:paragraph-properties>
      <style:text-properties fo:language="en" fo:country="US"/>
    </style:style>
    <style:style style:name="P3" style:family="paragraph" style:parent-style-name="Standard">
      <style:paragraph-properties>
        <style:tab-stops>
          <style:tab-stop style:position="3.545cm"/>
        </style:tab-stops>
      </style:paragraph-properties>
    </style:style>
    <style:style style:name="P4" style:family="paragraph" style:parent-style-name="Standard">
      <style:text-properties fo:font-size="11pt" fo:language="en" fo:country="US" officeooo:rsid="001c7783" officeooo:paragraph-rsid="001c7783" style:font-size-asian="11pt" style:font-size-complex="11pt"/>
    </style:style>
    <style:style style:name="P5" style:family="paragraph" style:parent-style-name="Standard">
      <style:text-properties fo:font-size="11pt" fo:language="en" fo:country="US" officeooo:rsid="001c7783" officeooo:paragraph-rsid="001de15d" style:font-size-asian="11pt" style:font-size-complex="11pt"/>
    </style:style>
    <style:style style:name="P6" style:family="paragraph" style:parent-style-name="Standard">
      <style:paragraph-properties>
        <style:tab-stops>
          <style:tab-stop style:position="3.545cm"/>
        </style:tab-stops>
      </style:paragraph-properties>
      <style:text-properties officeooo:rsid="001de15d" officeooo:paragraph-rsid="001de15d"/>
    </style:style>
    <style:style style:name="P7" style:family="paragraph" style:parent-style-name="Standard">
      <style:paragraph-properties fo:break-before="page"/>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fo:text-align="justify" style:justify-single-word="false">
        <style:tab-stops>
          <style:tab-stop style:position="7.611cm" style:type="right"/>
        </style:tab-stops>
      </style:paragraph-properties>
    </style:style>
    <style:style style:name="P11" style:family="paragraph" style:parent-style-name="Standard">
      <style:paragraph-properties fo:margin-top="0cm" fo:margin-bottom="0cm" loext:contextual-spacing="false" fo:line-height="100%" fo:text-align="justify" style:justify-single-word="false"/>
      <style:text-properties officeooo:rsid="001c7783" officeooo:paragraph-rsid="001c7783"/>
    </style:style>
    <style:style style:name="P12" style:family="paragraph" style:parent-style-name="Standard">
      <style:paragraph-properties fo:margin-top="0cm" fo:margin-bottom="0cm" loext:contextual-spacing="false" fo:line-height="100%" fo:text-align="center" style:justify-single-word="false"/>
      <style:text-properties fo:font-weight="bold" officeooo:rsid="001c7783" officeooo:paragraph-rsid="001c7783" style:font-weight-asian="bold" style:font-weight-complex="bold"/>
    </style:style>
    <style:style style:name="P13" style:family="paragraph" style:parent-style-name="Subtitle">
      <style:paragraph-properties fo:text-align="center" style:justify-single-word="false"/>
    </style:style>
    <style:style style:name="P14" style:family="paragraph" style:parent-style-name="Subtitle">
      <style:text-properties fo:color="#5a5a5a" fo:font-size="16pt" fo:letter-spacing="0.026cm" fo:language="en" fo:country="US" officeooo:rsid="001de15d" officeooo:paragraph-rsid="001de15d" style:font-name-asian="F" style:font-size-asian="16pt" style:font-size-complex="16pt"/>
    </style:style>
    <style:style style:name="P15" style:family="paragraph" style:parent-style-name="Title" style:master-page-name="Standard">
      <style:paragraph-properties fo:text-align="center" style:justify-single-word="false"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1c7783"/>
    </style:style>
    <style:style style:name="T4" style:family="text">
      <style:text-properties fo:language="en" fo:country="US" officeooo:rsid="001de15d"/>
    </style:style>
    <style:style style:name="T5" style:family="text">
      <style:text-properties fo:font-size="16pt" fo:language="en" fo:country="US" style:font-size-asian="16pt" style:font-size-complex="16pt"/>
    </style:style>
    <style:style style:name="T6" style:family="text">
      <style:text-properties fo:font-size="16pt" fo:language="en" fo:country="US" officeooo:rsid="001de15d" style:font-size-asian="16pt" style:font-size-complex="16pt"/>
    </style:style>
    <style:style style:name="T7" style:family="text">
      <style:text-properties fo:font-size="16pt" style:font-size-asian="16pt" style:font-size-complex="16pt"/>
    </style:style>
    <style:style style:name="T8" style:family="text">
      <style:text-properties fo:font-size="16pt" officeooo:rsid="001de15d" style:font-size-asian="16pt" style:font-size-complex="16pt"/>
    </style:style>
    <style:style style:name="T9" style:family="text">
      <style:text-properties fo:color="#5a5a5a" fo:letter-spacing="0.026cm" style:font-name-asian="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MONSTER TRADING CARD GAME</text:span></text:p>
      <text:p text:style-name="P13"><text:span text:style-name="T5"><text:s/>SOFTWARE ENGINEERING 1</text:span></text:p>
      <text:p text:style-name="P13"><text:span text:style-name="T5">Lecturer: Christoph Oswald MSc.</text:span></text:p>
      <text:p text:style-name="P1"/>
      <text:p text:style-name="Subtitle"><text:span text:style-name="T5">Design</text:span></text:p>
      <text:p text:style-name="P3"><text:span text:style-name="T1">THE MTCG implements a HTTP server, which listens to incoming connections and serves requests based on the routs specified in the “Router”. The “Router” determines the appropriate route based on the request’s path and HTTP verb. </text:span></text:p>
      <text:p text:style-name="P3"><text:span text:style-name="T1">The HTTP server listens on port 10001 and accepts requests using a </text:span><text:span text:style-name="T4">s</text:span><text:span text:style-name="T1">erver </text:span><text:span text:style-name="T4">s</text:span><text:span text:style-name="T1">ocket. As mentioned in the requirements it a new thread is created for incoming connections to handle requests simultaneously.</text:span></text:p>
      <text:p text:style-name="P6"><text:span text:style-name="T1">The server also <text:s/>contains the lobby which runs in it’s own thread and is initialized once the server starts.</text:span></text:p>
      <text:p text:style-name="P3"><text:span text:style-name="T1">The endpoints were implemented according to the SwaggerIo specifications. The endpoints obtain a request object which contains the payload that is handled in in the endpoint itself. </text:span><text:span text:style-name="T4">The endpoints act as an access point for the database.</text:span></text:p>
      <text:p text:style-name="P2"/>
      <text:p text:style-name="Subtitle"><text:span text:style-name="T6">L</text:span><text:span text:style-name="T5">essons learned</text:span></text:p>
      <text:p text:style-name="Standard"><text:span text:style-name="T1">In retrospective, implementing the endpoints in the first place and imple</text:span><text:span text:style-name="T3">men</text:span><text:span text:style-name="T1">ting the repository pattern design consequently through out the project could have saved me a lot of time. </text:span><text:span text:style-name="T3">Planning </text:span><text:span text:style-name="T4">before starting to write the first lines of code was very important concerning the complexity of the project.</text:span></text:p>
      <text:p text:style-name="Subtitle"><text:span text:style-name="T8">U</text:span><text:span text:style-name="T7">nit testing desicions</text:span></text:p>
      <text:p text:style-name="P4">To ensure correct behavior of the battle mechanics i choose to test certain units / methods of the Battle class since it one of the most complex Classes in the project.</text:p>
      <text:p text:style-name="P4">UserGetEndpointTest was written for the sake of testing but also to learn more about „mockito“.</text:p>
      <text:p text:style-name="P4">The UserTest focuses on the stats manipulation, which is very important since my unique feature depends on the proper behavior of statsWin() and statsLoss().</text:p>
      <text:p text:style-name="P14">Unique feature</text:p>
      <text:p text:style-name="P5"><text:span text:style-name="T9">For the mandatory feature a mechanic was implemented that adds username decoration tags based on the elo level. Three so called ranks are obtainable. Note that a user may also loose the decoration should the elo level decrease after a lost battle.</text:span></text:p>
      <text:p text:style-name="P7"><text:span text:style-name="T7"/></text:p>
      <text:p text:style-name="Subtitle"><text:span text:style-name="T5">Tracked time</text:span></text:p>
      <table:table table:name="Tabelle1" table:style-name="Tabelle1">
        <table:table-column table:style-name="Tabelle1.A"/>
        <table:table-column table:style-name="Tabelle1.B"/>
        <table:table-row table:style-name="Tabelle1.1">
          <table:table-cell table:style-name="Tabelle1.A1" office:value-type="string">
            <text:p text:style-name="P8"><text:span text:style-name="T1">What</text:span></text:p>
          </table:table-cell>
          <table:table-cell table:style-name="Tabelle1.A1" office:value-type="string">
            <text:p text:style-name="P8"><text:span text:style-name="T1">approximate hours</text:span></text:p>
          </table:table-cell>
        </table:table-row>
        <table:table-row table:style-name="Tabelle1.1">
          <table:table-cell table:style-name="Tabelle1.A1" office:value-type="string">
            <text:p text:style-name="P10"><text:span text:style-name="T1">Planing, Flowcharts<text:tab/></text:span></text:p>
          </table:table-cell>
          <table:table-cell table:style-name="Tabelle1.A1" office:value-type="string">
            <text:p text:style-name="P8"><text:span text:style-name="T2">16</text:span></text:p>
          </table:table-cell>
        </table:table-row>
        <table:table-row table:style-name="Tabelle1.1">
          <table:table-cell table:style-name="Tabelle1.A1" office:value-type="string">
            <text:p text:style-name="P9"><text:span text:style-name="T1">Unittests</text:span></text:p>
          </table:table-cell>
          <table:table-cell table:style-name="Tabelle1.A1" office:value-type="string">
            <text:p text:style-name="P8"><text:span text:style-name="T2">8</text:span></text:p>
          </table:table-cell>
        </table:table-row>
        <table:table-row table:style-name="Tabelle1.1">
          <table:table-cell table:style-name="Tabelle1.A1" office:value-type="string">
            <text:p text:style-name="P9"><text:span text:style-name="T1">Rewriting HTTP-Server</text:span></text:p>
          </table:table-cell>
          <table:table-cell table:style-name="Tabelle1.A1" office:value-type="string">
            <text:p text:style-name="P8"><text:span text:style-name="T2">16</text:span></text:p>
          </table:table-cell>
        </table:table-row>
        <table:table-row table:style-name="Tabelle1.1">
          <table:table-cell table:style-name="Tabelle1.A1" office:value-type="string">
            <text:p text:style-name="P9"><text:span text:style-name="T1">Endpoints</text:span></text:p>
          </table:table-cell>
          <table:table-cell table:style-name="Tabelle1.A1" office:value-type="string">
            <text:p text:style-name="P8"><text:span text:style-name="T2">50</text:span></text:p>
          </table:table-cell>
        </table:table-row>
        <table:table-row table:style-name="Tabelle1.1">
          <table:table-cell table:style-name="Tabelle1.A1" office:value-type="string">
            <text:p text:style-name="P9"><text:span text:style-name="T1">Docker Troubleshooting</text:span></text:p>
          </table:table-cell>
          <table:table-cell table:style-name="Tabelle1.A1" office:value-type="string">
            <text:p text:style-name="P8"><text:span text:style-name="T2">6</text:span></text:p>
          </table:table-cell>
        </table:table-row>
        <table:table-row table:style-name="Tabelle1.1">
          <table:table-cell table:style-name="Tabelle1.A1" office:value-type="string">
            <text:p text:style-name="P9"><text:span text:style-name="T1">Setting up and Configuring DB</text:span></text:p>
          </table:table-cell>
          <table:table-cell table:style-name="Tabelle1.A1" office:value-type="string">
            <text:p text:style-name="P8"><text:span text:style-name="T2">8</text:span></text:p>
          </table:table-cell>
        </table:table-row>
        <table:table-row table:style-name="Tabelle1.1">
          <table:table-cell table:style-name="Tabelle1.A8" office:value-type="string">
            <text:p text:style-name="P11">Game mechanics</text:p>
          </table:table-cell>
          <table:table-cell table:style-name="Tabelle1.A8" office:value-type="string">
            <text:p text:style-name="P12">24</text:p>
          </table:table-cell>
        </table:table-row>
      </table:table>
      <text:p text:style-name="P1"/>
      <text:p text:style-name="Subtitle"><text:span text:style-name="T5">Link to git</text:span></text:p>
      <text:p text:style-name="Standard"><text:a xlink:type="simple" xlink:href="https://github.com/Pe-Ga/MTCG" text:style-name="Internet_20_link" text:visited-style-name="Visited_20_Internet_20_Link"><text:span text:style-name="Internet_20_link"><text:span text:style-name="T1">https://github.com/Pe-Ga/MTCG</text:span></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F" style:font-family-generic-asian="system" style:font-pitch-asian="variable"/>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layout-grid-standard-mode="true"/>
    </style:default-page-layout>
  </office:styles>
  <office:automatic-styles>
    <style:style style:name="MT1" style:family="text">
      <style:text-properties fo:language="en" fo:country="U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FH Technikum Wien<text:tab/>SWE 1<text:tab/>Protocol</text:p>
      </style:header>
      <style:footer>
        <text:p text:style-name="Footer"><text:span text:style-name="MT1">Peter Gamsjäger</text:span><text:tab/>MTCG<text:tab/><text:time style:data-style-name="N10121" text:time-value="2023-02-26T14:14:14.366135923">26.02.2023</text:ti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amsjäger,Peter</meta:initial-creator>
    <meta:editing-cycles>3</meta:editing-cycles>
    <meta:creation-date>2023-02-26T12:13:00</meta:creation-date>
    <dc:date>2023-02-26T14:14:14.265954531</dc:date>
    <meta:editing-duration>PT22S</meta:editing-duration>
    <meta:generator>LibreOffice/6.4.7.2$Linux_X86_64 LibreOffice_project/40$Build-2</meta:generator>
    <meta:document-statistic meta:table-count="1" meta:image-count="0" meta:object-count="0" meta:page-count="2" meta:paragraph-count="37" meta:word-count="343" meta:character-count="2148" meta:non-whitespace-character-count="1838"/>
    <meta:user-defined meta:name="AppVersion">16.0000</meta:user-defined>
    <meta:user-defined meta:name="Company">Hutchison Drei Austria GmbH</meta:user-defined>
    <meta:user-defined meta:name="ContentTypeId">0x010100FFB53DB978DF5045AD20863DEB1423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